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2d8f" officeooo:paragraph-rsid="00132d8f"/>
    </style:style>
    <style:style style:name="P2" style:family="paragraph" style:parent-style-name="Standard">
      <style:paragraph-properties fo:text-align="start" style:justify-single-word="false"/>
      <style:text-properties officeooo:rsid="00132d8f" officeooo:paragraph-rsid="00132d8f"/>
    </style:style>
    <style:style style:name="P3" style:family="paragraph" style:parent-style-name="Standard">
      <style:paragraph-properties fo:text-align="center" style:justify-single-word="false"/>
      <style:text-properties fo:color="#ff0000" loext:opacity="100%" fo:font-weight="bold" officeooo:rsid="00132d8f" officeooo:paragraph-rsid="00132d8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4 Steps To Solve Any Problem</text:p>
      <text:p text:style-name="P1"/>
      <text:p text:style-name="P2"><text:tab/>1) Make sure you 100% understand the problem. <text:span text:style-name="T1">Ask the right questions </text:span><text:span text:style-name="T2">to get a clear picture of the problem</text:span></text:p>
      <text:p text:style-name="P2"><text:span text:style-name="T2"/></text:p>
      <text:p text:style-name="P2"><text:span text:style-name="T2"><text:tab/>2) </text:span><text:span text:style-name="T1">Divide and conquer: </text:span><text:span text:style-name="T2"><text:s/>Break a big problem into smaller sub-problems.</text:span></text:p>
      <text:p text:style-name="P2"><text:span text:style-name="T2"/></text:p>
      <text:p text:style-name="P2"><text:span text:style-name="T2"><text:tab/>3) Don’t be afraid to do as much </text:span><text:span text:style-name="T1">reaserch </text:span><text:span text:style-name="T2">as you have to</text:span></text:p>
      <text:p text:style-name="P2"><text:span text:style-name="T2"/></text:p>
      <text:p text:style-name="P2"><text:span text:style-name="T2"><text:tab/>4) For bigger problems, </text:span><text:span text:style-name="T1">write pseudo-code</text:span><text:span text:style-name="T2"> before writing the actual code</text:span></text:p>
      <text:p text:style-name="P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30T18:32:37.568981268</meta:creation-date>
    <dc:date>2020-11-30T22:34:28.914434556</dc:date>
    <meta:editing-duration>PT3H51M41S</meta:editing-duration>
    <meta:editing-cycles>1</meta:editing-cycles>
    <meta:document-statistic meta:table-count="0" meta:image-count="0" meta:object-count="0" meta:page-count="1" meta:paragraph-count="5" meta:word-count="61" meta:character-count="337" meta:non-whitespace-character-count="276"/>
    <meta:generator>LibreOffice/7.0.2.2$Linux_X86_64 LibreOffice_project/00$Build-2</meta:generator>
  </office:meta>
</office:document-meta>
</file>